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Arial" fo:font-weight="bold" style:font-weight-asian="bold"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1.27cm" fo:margin-right="0cm" fo:text-indent="0cm" style:auto-text-indent="false"/>
    </style:style>
    <style:style style:name="P6" style:family="paragraph" style:parent-style-name="Heading_20_3">
      <style:paragraph-properties fo:orphans="2" fo:widows="2"/>
    </style:style>
    <style:style style:name="P7" style:family="paragraph" style:parent-style-name="Contents_20_3">
      <style:paragraph-properties>
        <style:tab-stops>
          <style:tab-stop style:position="2.54cm"/>
          <style:tab-stop style:position="2.822cm"/>
          <style:tab-stop style:position="16.51cm" style:type="right"/>
        </style:tab-stops>
      </style:paragraph-properties>
    </style:style>
    <style:style style:name="P8" style:family="paragraph" style:parent-style-name="Contents_20_1">
      <style:paragraph-properties>
        <style:tab-stops>
          <style:tab-stop style:position="0.762cm"/>
          <style:tab-stop style:position="16.51cm" style:type="right"/>
        </style:tab-stops>
      </style:paragraph-properties>
    </style:style>
    <style:style style:name="P9" style:family="paragraph" style:parent-style-name="Tabletext">
      <style:paragraph-properties fo:text-align="center" style:justify-single-word="false"/>
      <style:text-properties fo:font-weight="bold" style:font-weight-asian="bold"/>
    </style:style>
    <style:style style:name="P10" style:family="paragraph" style:parent-style-name="Tabletext">
      <style:text-properties fo:language="en" fo:country="GB"/>
    </style:style>
    <style:style style:name="P11" style:family="paragraph" style:parent-style-name="Tabletext">
      <style:paragraph-properties style:snap-to-layout-grid="false"/>
    </style:style>
    <style:style style:name="P12" style:family="paragraph" style:parent-style-name="Header">
      <style:paragraph-properties>
        <style:tab-stops/>
      </style:paragraph-properties>
    </style:style>
    <style:style style:name="P13" style:family="paragraph" style:parent-style-name="Heading_20_1">
      <style:paragraph-properties fo:orphans="2" fo:widows="2"/>
    </style:style>
    <style:style style:name="P14" style:family="paragraph" style:parent-style-name="Title">
      <style:paragraph-properties fo:text-align="end" style:justify-single-word="false"/>
    </style:style>
    <style:style style:name="P15" style:family="paragraph" style:parent-style-name="Title">
      <style:paragraph-properties fo:text-align="end" style:justify-single-word="false"/>
      <style:text-properties fo:font-size="14pt" style:font-size-asian="14pt"/>
    </style:style>
    <style:style style:name="P16" style:family="paragraph" style:parent-style-name="Title" style:list-style-name=""/>
    <style:style style:name="P17" style:family="paragraph" style:parent-style-name="Title" style:master-page-name="Standard">
      <style:paragraph-properties fo:text-align="end" style:justify-single-word="false" style:page-number="auto"/>
    </style:style>
    <style:style style:name="P18" style:family="paragraph" style:parent-style-name="Title" style:master-page-name="Convert_20_1">
      <style:paragraph-properties style:page-number="auto"/>
    </style:style>
    <style:style style:name="P19" style:family="paragraph" style:parent-style-name="Title">
      <style:paragraph-properties fo:break-before="page"/>
    </style:style>
    <style:style style:name="P20" style:family="paragraph" style:parent-style-name="Contents_20_2">
      <style:paragraph-properties>
        <style:tab-stops>
          <style:tab-stop style:position="1.764cm"/>
          <style:tab-stop style:position="16.51cm" style:type="right"/>
        </style:tab-stops>
      </style:paragraph-properties>
    </style:style>
    <style:style style:name="P21" style:family="paragraph" style:parent-style-name="Heading_20_2">
      <style:paragraph-properties fo:orphans="2" fo:widows="2"/>
    </style:style>
    <style:style style:name="T1" style:family="text">
      <style:text-properties style:font-name="Symbol" fo:font-size="10pt"/>
    </style:style>
    <style:style style:name="T2" style:family="text">
      <style:text-properties fo:language="none" fo:country="none" style:language-asian="none" style:country-asian="none"/>
    </style:style>
    <style:style style:name="T3" style:family="text">
      <style:text-properties fo:language="none" fo:country="none" style:language-asian="none" style:country-asian="none" style:font-size-complex="12pt"/>
    </style:style>
    <style:style style:name="T4" style:family="text">
      <style:text-properties fo:font-size="12pt" fo:language="en" fo:country="GB" style:font-size-asian="12pt" style:language-asian="none" style:country-asian="none" style:font-size-complex="12pt"/>
    </style:style>
    <style:style style:name="T5" style:family="text">
      <style:text-properties fo:font-style="italic" style:font-style-asian="italic" style:font-style-complex="italic"/>
    </style:style>
    <style:style style:name="T6" style:family="text"/>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section-source xlink:href="file:///D:/Pedro/Source/Delphi/DT/Stubbs/RUP/UCBAGJ~1.DOC"/>
        <text:p text:style-name="P17"/>
        <text:p text:style-name="Title"><text:title/></text:p>
        <text:p text:style-name="P14"/>
        <text:p text:style-name="P15"/>
        <text:p text:style-name="Standard"/>
        <text:p text:style-name="Text_20_body"/>
        <text:p text:style-name="Text_20_body"/>
        <text:p text:style-name="P1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e</text:p>
            </table:table-cell>
            <table:table-cell table:style-name="Table1.A1" office:value-type="string">
              <text:p text:style-name="P9">Version</text:p>
            </table:table-cell>
            <table:table-cell table:style-name="Table1.A1" office:value-type="string">
              <text:p text:style-name="P9">Description</text:p>
            </table:table-cell>
            <table:table-cell table:style-name="Table1.D1" office:value-type="string">
              <text:p text:style-name="P9">Author</text:p>
            </table:table-cell>
          </table:table-row>
          <table:table-row table:style-name="Table1.1">
            <table:table-cell table:style-name="Table1.A1" office:value-type="string">
              <text:p text:style-name="Tabletext">28/03/2001</text:p>
            </table:table-cell>
            <table:table-cell table:style-name="Table1.A1" office:value-type="string">
              <text:p text:style-name="Tabletext">1.0</text:p>
            </table:table-cell>
            <table:table-cell table:style-name="Table1.A1" office:value-type="string">
              <text:p text:style-name="Tabletext">First Draught</text:p>
            </table:table-cell>
            <table:table-cell table:style-name="Table1.D1" office:value-type="string">
              <text:p text:style-name="Tabletext">P Martinez</text:p>
            </table:table-cell>
          </table:table-row>
          <table:table-row table:style-name="Table1.1">
            <table:table-cell table:style-name="Table1.A1" office:value-type="string">
              <text:p text:style-name="P10">02/04/2001</text:p>
            </table:table-cell>
            <table:table-cell table:style-name="Table1.A1" office:value-type="string">
              <text:p text:style-name="Tabletext">1.1</text:p>
            </table:table-cell>
            <table:table-cell table:style-name="Table1.A1" office:value-type="string">
              <text:p text:style-name="Tabletext">First revision</text:p>
            </table:table-cell>
            <table:table-cell table:style-name="Table1.D1" office:value-type="string">
              <text:p text:style-name="Tabletext">P Martinez</text:p>
            </table:table-cell>
          </table:table-row>
          <table:table-row table:style-name="Table1.1">
            <table:table-cell table:style-name="Table1.A1" office:value-type="string">
              <text:p text:style-name="Tabletext">11/04/2001</text:p>
            </table:table-cell>
            <table:table-cell table:style-name="Table1.A1" office:value-type="string">
              <text:p text:style-name="Tabletext">1.2</text:p>
            </table:table-cell>
            <table:table-cell table:style-name="Table1.A1" office:value-type="string">
              <text:p text:style-name="Tabletext">2dn revision</text:p>
            </table:table-cell>
            <table:table-cell table:style-name="Table1.D1" office:value-type="string">
              <text:p text:style-name="Tabletext">P Martinez/ M Mathews</text:p>
            </table:table-cell>
          </table:table-row>
          <table:table-row table:style-name="Table1.1">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D1" office:value-type="string">
              <text:p text:style-name="P11"/>
            </table:table-cell>
          </table:table-row>
        </table:table>
        <text:p text:style-name="Standard"/>
        <text:p text:style-name="P19">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8"><text:span text:style-name="T3">1.</text:span><text:span text:style-name="T4"><text:tab/></text:span><text:span text:style-name="T3">Use-Case Bag Job</text:span><text:span text:style-name="T2"><text:tab/></text:span><text:a xlink:type="simple" xlink:href="#__RefHeading___Toc511637168" text:style-name="Index_20_Link" text:visited-style-name="Index_20_Link"><text:span text:style-name="T2">4</text:span></text:a></text:p>
            <text:p text:style-name="P20"><text:span text:style-name="T2">1.1</text:span><text:span text:style-name="T4"><text:tab/></text:span><text:span text:style-name="T2">Brief Description<text:tab/></text:span><text:a xlink:type="simple" xlink:href="#__RefHeading___Toc511637169" text:style-name="Index_20_Link" text:visited-style-name="Index_20_Link"><text:span text:style-name="T2">4</text:span></text:a></text:p>
            <text:p text:style-name="P8"><text:span text:style-name="T3">2.</text:span><text:span text:style-name="T4"><text:tab/></text:span><text:span text:style-name="T3">Flow of Events</text:span><text:span text:style-name="T2"><text:tab/></text:span><text:a xlink:type="simple" xlink:href="#__RefHeading___Toc511637170" text:style-name="Index_20_Link" text:visited-style-name="Index_20_Link"><text:span text:style-name="T2">4</text:span></text:a></text:p>
            <text:p text:style-name="P20"><text:span text:style-name="T2">2.1</text:span><text:span text:style-name="T4"><text:tab/></text:span><text:span text:style-name="T2">Basic Flow<text:tab/></text:span><text:a xlink:type="simple" xlink:href="#__RefHeading___Toc511637171" text:style-name="Index_20_Link" text:visited-style-name="Index_20_Link"><text:span text:style-name="T2">4</text:span></text:a></text:p>
            <text:p text:style-name="P7"><text:span text:style-name="T2">2.1.1</text:span><text:span text:style-name="T4"><text:tab/></text:span><text:span text:style-name="T2">Select job<text:tab/></text:span><text:a xlink:type="simple" xlink:href="#__RefHeading___Toc511637172" text:style-name="Index_20_Link" text:visited-style-name="Index_20_Link"><text:span text:style-name="T2">4</text:span></text:a></text:p>
            <text:p text:style-name="P7"><text:span text:style-name="T2">2.1.2</text:span><text:span text:style-name="T4"><text:tab/></text:span><text:span text:style-name="T2">Scan Job<text:tab/></text:span><text:a xlink:type="simple" xlink:href="#__RefHeading___Toc511637173" text:style-name="Index_20_Link" text:visited-style-name="Index_20_Link"><text:span text:style-name="T2">4</text:span></text:a></text:p>
            <text:p text:style-name="P7"><text:span text:style-name="T2">2.1.3</text:span><text:span text:style-name="T4"><text:tab/></text:span><text:span text:style-name="T2">Bag Job<text:tab/></text:span><text:a xlink:type="simple" xlink:href="#__RefHeading___Toc511637174" text:style-name="Index_20_Link" text:visited-style-name="Index_20_Link"><text:span text:style-name="T2">4</text:span></text:a></text:p>
            <text:p text:style-name="P7"><text:span text:style-name="T2">2.1.4</text:span><text:span text:style-name="T4"><text:tab/></text:span><text:span text:style-name="T2">Deliver for labeling<text:tab/></text:span><text:a xlink:type="simple" xlink:href="#__RefHeading___Toc511637175" text:style-name="Index_20_Link" text:visited-style-name="Index_20_Link"><text:span text:style-name="T2">4</text:span></text:a></text:p>
            <text:p text:style-name="P20"><text:span text:style-name="T2">2.2</text:span><text:span text:style-name="T4"><text:tab/></text:span><text:span text:style-name="T2">Alternative Flows<text:tab/></text:span><text:a xlink:type="simple" xlink:href="#__RefHeading___Toc511637176" text:style-name="Index_20_Link" text:visited-style-name="Index_20_Link"><text:span text:style-name="T2">4</text:span></text:a></text:p>
            <text:p text:style-name="P7"><text:span text:style-name="T2">2.2.1</text:span><text:span text:style-name="T4"><text:tab/></text:span><text:span text:style-name="T2">Wrong Job<text:tab/></text:span><text:a xlink:type="simple" xlink:href="#__RefHeading___Toc511637177" text:style-name="Index_20_Link" text:visited-style-name="Index_20_Link"><text:span text:style-name="T2">4</text:span></text:a></text:p>
            <text:p text:style-name="P7"><text:span text:style-name="T2">2.2.2</text:span><text:span text:style-name="T4"><text:tab/></text:span><text:span text:style-name="T2">Stock damaged<text:tab/></text:span><text:a xlink:type="simple" xlink:href="#__RefHeading___Toc511637178" text:style-name="Index_20_Link" text:visited-style-name="Index_20_Link"><text:span text:style-name="T2">4</text:span></text:a></text:p>
            <text:p text:style-name="P7"><text:span text:style-name="T2">2.2.3</text:span><text:span text:style-name="T4"><text:tab/></text:span><text:span text:style-name="T2">Change bag weight<text:tab/></text:span><text:a xlink:type="simple" xlink:href="#__RefHeading___Toc511637179" text:style-name="Index_20_Link" text:visited-style-name="Index_20_Link"><text:span text:style-name="T2">4</text:span></text:a></text:p>
            <text:p text:style-name="P7"><text:span text:style-name="T2">2.2.4</text:span><text:span text:style-name="T4"><text:tab/></text:span><text:span text:style-name="T2">Cancel job<text:tab/></text:span><text:a xlink:type="simple" xlink:href="#__RefHeading___Toc511637180" text:style-name="Index_20_Link" text:visited-style-name="Index_20_Link"><text:span text:style-name="T2">4</text:span></text:a></text:p>
            <text:p text:style-name="P8"><text:span text:style-name="T3">3.</text:span><text:span text:style-name="T4"><text:tab/></text:span><text:span text:style-name="T3">Special Requirements</text:span><text:span text:style-name="T2"><text:tab/></text:span><text:a xlink:type="simple" xlink:href="#__RefHeading___Toc511637181" text:style-name="Index_20_Link" text:visited-style-name="Index_20_Link"><text:span text:style-name="T2">4</text:span></text:a></text:p>
            <text:p text:style-name="P8"><text:span text:style-name="T3">4.</text:span><text:span text:style-name="T4"><text:tab/></text:span><text:span text:style-name="T3">Pre-conditions</text:span><text:span text:style-name="T2"><text:tab/></text:span><text:a xlink:type="simple" xlink:href="#__RefHeading___Toc511637182" text:style-name="Index_20_Link" text:visited-style-name="Index_20_Link"><text:span text:style-name="T2">4</text:span></text:a></text:p>
            <text:p text:style-name="P8"><text:span text:style-name="T3">5.</text:span><text:span text:style-name="T4"><text:tab/></text:span><text:span text:style-name="T3">Post-conditions</text:span><text:span text:style-name="T2"><text:tab/></text:span><text:a xlink:type="simple" xlink:href="#__RefHeading___Toc511637183" text:style-name="Index_20_Link" text:visited-style-name="Index_20_Link"><text:span text:style-name="T2">4</text:span></text:a></text:p>
            <text:p text:style-name="P8"><text:span text:style-name="T3">6.</text:span><text:span text:style-name="T4"><text:tab/></text:span><text:span text:style-name="T3">Extension Points</text:span><text:span text:style-name="T2"><text:tab/></text:span><text:a xlink:type="simple" xlink:href="#__RefHeading___Toc511637184" text:style-name="Index_20_Link" text:visited-style-name="Index_20_Link"><text:span text:style-name="T2">4</text:span></text:a></text:p>
          </text:index-body>
        </text:table-of-content>
        <text:p text:style-name="P16"/>
        <text:p text:style-name="P19"><text:title/> </text:p>
        <text:p text:style-name="InfoBlue"/>
        <text:h text:style-name="Heading_20_1" text:outline-level="1"><text:bookmark-start text:name="__RefHeading___Toc511637168"/>Use-Case Bag Job<text:bookmark-end text:name="__RefHeading___Toc511637168"/></text:h>
        <text:h text:style-name="Heading_20_2" text:outline-level="2"><text:bookmark-start text:name="__RefHeading___Toc511637169"/>Brief Description<text:bookmark-end text:name="__RefHeading___Toc511637169"/></text:h>
        <text:p text:style-name="Basic_20_flow">This use case will allow the Bagger to bag jobs and change bag weight for session.</text:p>
        <text:p text:style-name="Basic_20_flow">The actor for this use case is the Bagger.</text:p>
        <text:h text:style-name="P13" text:outline-level="1"><text:bookmark-start text:name="__RefHeading___Toc511637170"/>Flow of Events<text:bookmark-end text:name="__RefHeading___Toc511637170"/></text:h>
        <text:h text:style-name="P21" text:outline-level="2"><text:bookmark-start text:name="__RefHeading___Toc511637171"/>Basic Flow<text:bookmark-end text:name="__RefHeading___Toc511637171"/> </text:h>
        <text:h text:style-name="Heading_20_3" text:outline-level="3"><text:bookmark-start text:name="__RefHeading___Toc511637172"/>Select job<text:bookmark-end text:name="__RefHeading___Toc511637172"/></text:h>
        <text:p text:style-name="Basic_20_flow">Bagger select job from list of jobs taking in consideration bag type and job priority.</text:p>
        <text:h text:style-name="Heading_20_3" text:outline-level="3"><text:bookmark-start text:name="__RefHeading___Toc511637173"/>Scan Job<text:bookmark-end text:name="__RefHeading___Toc511637173"/> </text:h>
        <text:p text:style-name="Basic_20_flow">Bagger scan job, system shows picture for job. Bager check the picture for job against stock, length and size if appropriate. Bagger confirm bag weight and acknowledge to System that job has started for bagging.</text:p>
        <text:h text:style-name="Heading_20_3" text:outline-level="3"><text:bookmark-start text:name="__RefHeading___Toc511637174"/>Bag Job<text:bookmark-end text:name="__RefHeading___Toc511637174"/></text:h>
        <text:p text:style-name="Basic_20_flow">Bagger bags job and acknowledge to System that job has been finished. System change status of job from <text:span text:style-name="T5">Created</text:span> to <text:span text:style-name="T5">Bagged </text:span>and save information to Database.</text:p>
        <text:h text:style-name="Heading_20_3" text:outline-level="3"><text:bookmark-start text:name="__RefHeading___Toc511637175"/>Deliver for labeling<text:bookmark-end text:name="__RefHeading___Toc511637175"/> </text:h>
        <text:p text:style-name="Basic_20_flow">This user case ends when bagger deliver job for labeling.</text:p>
        <text:p text:style-name="P5"/>
        <text:h text:style-name="P21" text:outline-level="2"><text:bookmark-start text:name="__RefHeading___Toc511637176"/>Alternative Flows<text:bookmark-end text:name="__RefHeading___Toc511637176"/></text:h>
        <text:h text:style-name="P6" text:outline-level="3"><text:bookmark-start text:name="__RefHeading___Toc511637177"/>Wrong Job<text:bookmark-end text:name="__RefHeading___Toc511637177"/></text:h>
        <text:p text:style-name="Basic_20_flow">In step 2.1.2, Scan Job, bagger checks that picture is wrong for the job. Proceed to step 2.2.4.</text:p>
        <text:h text:style-name="P6" text:outline-level="3"><text:bookmark-start text:name="__RefHeading___Toc511637178"/>Stock damaged<text:bookmark-end text:name="__RefHeading___Toc511637178"/></text:h>
        <text:p text:style-name="Basic_20_flow">In step 2.1.2, Scan Job, bagger checks that stock has been damaged. Proceed to step 2.2.4.</text:p>
        <text:h text:style-name="P6" text:outline-level="3"><text:bookmark-start text:name="__RefHeading___Toc511637179"/>Change bag weight<text:bookmark-end text:name="__RefHeading___Toc511637179"/></text:h>
        <text:p text:style-name="Basic_20_flow">In step 2.1.2, scan job, user chooses to change bag type. System saves bag type as default for session. Returns to step 2.1.1</text:p>
        <text:h text:style-name="Heading_20_3" text:outline-level="3"><text:bookmark-start text:name="__RefHeading___Toc511637180"/>Cancel job<text:bookmark-end text:name="__RefHeading___Toc511637180"/></text:h>
        <text:p text:style-name="Basic_20_flow">Bagger cancels job and return it to Stock Controller. Use case ends.</text:p>
        <text:p text:style-name="Basic_20_flow"/>
        <text:h text:style-name="Heading_20_1" text:outline-level="1"><text:bookmark-start text:name="__RefHeading___Toc511637181"/>Special Requirements<text:bookmark-end text:name="__RefHeading___Toc511637181"/></text:h>
        <text:p text:style-name="Basic_20_flow">None specified for this use case.</text:p>
        <text:h text:style-name="P13" text:outline-level="1"><text:bookmark-start text:name="__RefHeading___Toc511637182"/>Pre-conditions<text:bookmark-end text:name="__RefHeading___Toc511637182"/></text:h>
        <text:p text:style-name="Basic_20_flow">Job has been created <text:s/>in System by Stock Controller.</text:p>
        <text:h text:style-name="P13" text:outline-level="1"><text:bookmark-start text:name="__RefHeading___Toc511637183"/><text:soft-page-break/>Post-conditions<text:bookmark-end text:name="__RefHeading___Toc511637183"/></text:h>
        <text:p text:style-name="Basic_20_flow">None specified for this use case.</text:p>
        <text:h text:style-name="Heading_20_1" text:outline-level="1"><text:bookmark-start text:name="__RefHeading___Toc511637184"/>Extension Points<text:bookmark-end text:name="__RefHeading___Toc511637184"/></text:h>
        <text:p text:style-name="Basic_20_flow">None specified for this use cas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Heading_20_1" style:display-name="Heading 1" style:family="paragraph" style:parent-style-name="Standard" style:next-style-name="Standard" style:default-outline-level="1" style:class="text">
      <style:paragraph-properties fo:margin-top="0.212cm" fo:margin-bottom="0.106cm"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Basic_20_flow" style:display-name="Basic flow" style:family="paragraph" style:parent-style-name="Standard">
      <style:paragraph-properties fo:margin-left="1.251cm" fo:margin-right="0cm" fo:text-indent="0cm" style:auto-text-indent="false"/>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909cm" fo:margin-left="-0.199cm" table:align="left" style:writing-mode="lr-tb"/>
    </style:style>
    <style:style style:name="Table4.A" style:family="table-column">
      <style:table-column-properties style:column-width="8.446cm"/>
    </style:style>
    <style:style style:name="Table4.B" style:family="table-column">
      <style:table-column-properties style:column-width="8.463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732cm" fo:margin-left="-0.191cm" table:align="left" style:writing-mode="lr-tb"/>
    </style:style>
    <style:style style:name="Table3.A" style:family="table-column">
      <style:table-column-properties style:column-width="5.577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style:font-name="Arial" fo:font-weight="bold" style:font-weight-asian="bold" style:font-name-complex="Arial"/>
    </style:style>
    <style:style style:name="MP2" style:family="paragraph" style:parent-style-name="Header">
      <style:paragraph-properties>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fo:font-size="10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6">
      <number:day number:style="long"/>
      <number:text>/</number:text>
      <number:month number:style="long"/>
      <number:text>/</number:text>
      <number:year number:style="long"/>
    </number:date-style>
    <number:date-style style:name="N107">
      <number:year number:style="long"/>
    </number:date-style>
  </office:automatic-styles>
  <office:master-styles>
    <style:master-page style:name="Standard" style:page-layout-name="Mpm1"/>
    <style:master-page style:name="Convert_20_1" style:display-name="Convert 1" style:page-layout-name="Mpm2">
      <style:header>
        <table:table table:name="Table4" table:style-name="Table4">
          <table:table-column table:style-name="Table4.A"/>
          <table:table-column table:style-name="Table4.B"/>
          <table:table-row table:style-name="Table4.1">
            <table:table-cell table:style-name="Table4.A1" office:value-type="string">
              <text:p text:style-name="MP1"><text:user-defined style:data-style-name="N0" text:name="Company">Dustan Thomas</text:user-defined></text:p>
            </table:table-cell>
            <table:table-cell table:style-name="Table4.B1" office:value-type="string">
              <text:p text:style-name="MP2"><text:title/></text:p>
              <text:p text:style-name="MP2">Version 1.2</text:p>
            </table:table-cell>
          </table:table-row>
          <table:table-row table:style-name="Table4.1">
            <table:table-cell table:style-name="Table4.A1" office:value-type="string">
              <text:p text:style-name="Standard"><text:subject/></text:p>
            </table:table-cell>
            <table:table-cell table:style-name="Table4.B1" office:value-type="string">
              <text:p text:style-name="Standard"><text:date style:data-style-name="N106" text:date-value="2024-03-18T15:38:13.36">18/03/2024</text:date></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Confidential</text:p>
            </table:table-cell>
            <table:table-cell table:style-name="Table3.A1" office:value-type="string">
              <text:p text:style-name="MP4"><text:span text:style-name="MT1">Ó</text:span>Dunstan Thomas, <text:date style:data-style-name="N107" text:date-value="2024-03-18T15:38:13.37">2024</text:date></text:p>
            </table:table-cell>
            <table:table-cell table:style-name="Table3.A1" office:value-type="string">
              <text:p text:style-name="MP5">Page <text:span text:style-name="Page_20_Number"><text:page-number text:select-page="current">5</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Martinez</meta:initial-creator>
    <meta:creation-date>2024-03-18T15:35:48</meta:creation-date>
    <meta:document-statistic meta:table-count="3" meta:image-count="0" meta:object-count="0" meta:page-count="5" meta:paragraph-count="76" meta:word-count="353" meta:character-count="2001"/>
    <dc:date>2024-03-18T15:38:13.33</dc:date>
    <dc:creator>Pedro Martinez</dc:creator>
    <meta:editing-duration>PT2M26S</meta:editing-duration>
    <meta:editing-cycles>1</meta:editing-cycles>
    <meta:generator>OpenOffice/4.1.15$Win32 OpenOffice.org_project/4115m2$Build-9813</meta:generator>
  </office:meta>
</office:document-meta>
</file>